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11">
      <style:table-cell-properties style:vertical-align="middle" style:repeat-content="false"/>
      <style:paragraph-properties fo:text-align="center"/>
      <style:text-properties style:font-name="Source Code Pro" style:font-name-asian="Source Code Pro" style:font-name-complex="Source Code Pro" style:font-family-generic="modern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11">
      <style:table-cell-properties style:vertical-align="middle" style:repeat-content="false"/>
      <style:paragraph-properties fo:text-align="end" fo:margin-right="0cm"/>
      <style:text-properties style:font-name="Source Code Pro" style:font-name-asian="Source Code Pro" style:font-name-complex="Source Code Pro" style:font-family-generic="modern"/>
    </style:style>
    <style:style style:name="ce6" style:family="table-cell" style:parent-style-name="Default" style:data-style-name="N11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11">
      <style:table-cell-properties style:vertical-align="middle" fo:background-color="#C6E0B4" style:repeat-content="false"/>
      <style:paragraph-properties fo:text-align="end" fo:margin-right="0cm"/>
      <style:text-properties style:font-name="Source Code Pro" style:font-name-asian="Source Code Pro" style:font-name-complex="Source Code Pro" fo:font-weight="bold" style:font-weight-asian="bold" style:font-weight-complex="bold" style:font-family-generic="modern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9" style:family="table-cell" style:parent-style-name="Default" style:data-style-name="N19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034375cm" style:use-optimal-column-width="true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4">
            <text:p>日期</text:p>
          </table:table-cell>
          <table:table-cell office:value-type="string" table:style-name="ce4">
            <text:p>类型</text:p>
          </table:table-cell>
          <table:table-cell office:value-type="string" table:style-name="ce2">
            <text:p>项目</text:p>
          </table:table-cell>
          <table:table-cell office:value-type="string" table:style-name="ce6">
            <text:p>金额（人民币）</text:p>
          </table:table-cell>
          <table:table-cell office:value-type="string" table:style-name="ce2">
            <text:p>备注</text:p>
          </table:table-cell>
          <table:table-cell table:number-columns-repeated="16379"/>
        </table:table-row>
        <table:table-row table:style-name="ro1">
          <table:table-cell office:value-type="date" office:date-value="2021-01-23T00:00:00" table:style-name="ce4">
            <text:p>2021/1/23</text:p>
          </table:table-cell>
          <table:table-cell office:value-type="string" table:style-name="ce4">
            <text:p>支出</text:p>
          </table:table-cell>
          <table:table-cell office:value-type="string" table:style-name="ce2">
            <text:p>.net 域名一年</text:p>
          </table:table-cell>
          <table:table-cell office:value-type="currency" office:value="-70.16" table:style-name="ce5">
            <text:p>¥-70.16</text:p>
          </table:table-cell>
          <table:table-cell office:value-type="string" table:style-name="ce2">
            <text:p>域名注册，10.79美元，自 2021/1/23 至 2022/1/23 。</text:p>
          </table:table-cell>
          <table:table-cell table:number-columns-repeated="16379"/>
        </table:table-row>
        <table:table-row table:style-name="ro1">
          <table:table-cell office:value-type="date" office:date-value="2021-08-17T00:00:00" table:style-name="ce4">
            <text:p>2021/8/17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" table:style-name="ce5">
            <text:p>¥1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08-18T00:00:00" table:style-name="ce4">
            <text:p>2021/8/18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08-18T00:00:00" table:style-name="ce4">
            <text:p>2021/8/18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09-29T00:00:00" table:style-name="ce4">
            <text:p>2021/9/29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01T00:00:00" table:style-name="ce4">
            <text:p>2021/10/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14T00:00:00" table:style-name="ce4">
            <text:p>2021/10/14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20" table:style-name="ce5">
            <text:p>¥2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1T00:00:00" table:style-name="ce4">
            <text:p>2021/10/2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3" table:style-name="ce5">
            <text:p>¥3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1T00:00:00" table:style-name="ce4">
            <text:p>2021/10/2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number-rows-repeated="2" table:style-name="ro1">
          <table:table-cell office:value-type="date" office:date-value="2021-10-22T00:00:00" table:style-name="ce4">
            <text:p>2021/10/22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2T00:00:00" table:style-name="ce4">
            <text:p>2021/10/22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3T00:00:00" table:style-name="ce4">
            <text:p>2021/10/2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0.01" table:style-name="ce5">
            <text:p>¥0.0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3T00:00:00" table:style-name="ce4">
            <text:p>2021/10/2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" table:style-name="ce5">
            <text:p>¥1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3T00:00:00" table:style-name="ce4">
            <text:p>2021/10/2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0-27T00:00:00" table:style-name="ce4">
            <text:p>2021/10/27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03T00:00:00" table:style-name="ce4">
            <text:p>2021/11/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" table:style-name="ce5">
            <text:p>¥1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04T00:00:00" table:style-name="ce4">
            <text:p>2021/11/4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number-rows-repeated="3" table:style-name="ro1">
          <table:table-cell office:value-type="date" office:date-value="2021-11-05T00:00:00" table:style-name="ce4">
            <text:p>2021/11/5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13T00:00:00" table:style-name="ce4">
            <text:p>2021/11/1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" table:style-name="ce5">
            <text:p>¥1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13T00:00:00" table:style-name="ce4">
            <text:p>2021/11/1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16T00:00:00" table:style-name="ce4">
            <text:p>2021/11/16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20" table:style-name="ce5">
            <text:p>¥2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17T00:00:00" table:style-name="ce4">
            <text:p>2021/11/17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1-21T00:00:00" table:style-name="ce4">
            <text:p>2021/11/21</text:p>
          </table:table-cell>
          <table:table-cell office:value-type="string" table:style-name="ce4">
            <text:p>支出</text:p>
          </table:table-cell>
          <table:table-cell office:value-type="string" table:style-name="ce2">
            <text:p>.net 域名一年</text:p>
          </table:table-cell>
          <table:table-cell office:value-type="currency" office:value="-75.66" table:style-name="ce5">
            <text:p>¥-75.66</text:p>
          </table:table-cell>
          <table:table-cell office:value-type="string" table:style-name="ce2">
            <text:p>域名续费，11.79美元，自 2022/1/23 至 2023/1/23 。</text:p>
          </table:table-cell>
          <table:table-cell table:number-columns-repeated="16379"/>
        </table:table-row>
        <table:table-row table:style-name="ro1">
          <table:table-cell office:value-type="date" office:date-value="2021-11-28T00:00:00" table:style-name="ce4">
            <text:p>2021/11/28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03T00:00:00" table:style-name="ce4">
            <text:p>2021/12/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03T00:00:00" table:style-name="ce4">
            <text:p>2021/12/3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20" table:style-name="ce5">
            <text:p>¥2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11T00:00:00" table:style-name="ce4">
            <text:p>2021/12/1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" table:style-name="ce5">
            <text:p>¥1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16T00:00:00" table:style-name="ce4">
            <text:p>2021/12/16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支付宝赚钱红包</text:p>
          </table:table-cell>
          <table:table-cell office:value-type="currency" office:value="0.15" table:style-name="ce5">
            <text:p>¥0.15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18T00:00:00" table:style-name="ce4">
            <text:p>2021/12/18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10" table:style-name="ce5">
            <text:p>¥10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21T00:00:00" table:style-name="ce4">
            <text:p>2021/12/2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微信赞赏码捐助</text:p>
          </table:table-cell>
          <table:table-cell office:value-type="currency" office:value="5" table:style-name="ce5">
            <text:p>¥5.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21T00:00:00" table:style-name="ce4">
            <text:p>2021/12/21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支付宝赚钱红包</text:p>
          </table:table-cell>
          <table:table-cell office:value-type="currency" office:value="0.02" table:style-name="ce5">
            <text:p>¥0.0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date" office:date-value="2021-12-22T00:00:00" table:style-name="ce4">
            <text:p>2021/12/22</text:p>
          </table:table-cell>
          <table:table-cell office:value-type="string" table:style-name="ce4">
            <text:p>收入</text:p>
          </table:table-cell>
          <table:table-cell office:value-type="string" table:style-name="ce2">
            <text:p>支付宝赚钱红包</text:p>
          </table:table-cell>
          <table:table-cell office:value-type="currency" office:value="0.02" table:style-name="ce5">
            <text:p>¥0.0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">
            <text:p>年总收入</text:p>
          </table:table-cell>
          <table:covered-table-cell table:number-columns-repeated="2"/>
          <table:table-cell office:value-type="currency" office:value="213.20000000000002" table:formula="of:=SUMIF(['2021'.$D$2:.$D$36];&quot;&gt;0&quot;)" table:style-name="ce5">
            <text:p>¥213.2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">
            <text:p>年总支出</text:p>
          </table:table-cell>
          <table:covered-table-cell table:number-columns-repeated="2"/>
          <table:table-cell office:value-type="currency" office:value="-145.82" table:formula="of:=SUMIF(['2021'.$D$2:.$D$36];&quot;&lt;0&quot;)" table:style-name="ce5">
            <text:p>¥-145.8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">
            <text:p>年度合计</text:p>
          </table:table-cell>
          <table:covered-table-cell table:number-columns-repeated="2"/>
          <table:table-cell office:value-type="currency" office:value="67.380000000000024" table:formula="of:=SUM([.D37:.D38])" table:style-name="ce5">
            <text:p>¥67.38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8">
            <text:p>去年结余</text:p>
          </table:table-cell>
          <table:covered-table-cell table:number-columns-repeated="2"/>
          <table:table-cell office:value-type="currency" office:value="0" table:style-name="ce5">
            <text:p>¥0.00</text:p>
          </table:table-cell>
          <table:table-cell office:value-type="string" table:style-name="ce2">
            <text:p>2021年起运营，因此不存在“去年结余”。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9">
            <text:p>累计</text:p>
          </table:table-cell>
          <table:covered-table-cell table:number-columns-repeated="2"/>
          <table:table-cell office:value-type="currency" office:value="67.380000000000024" table:formula="of:=[.D39]+[.D40]" table:style-name="ce7">
            <text:p>¥67.38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4">
            <draw:frame draw:z-index="1" draw:id="id0" draw:style-name="a22" draw:name="文本框 1" svg:x="0.03646in" svg:y="0.07292in" svg:width="7.85417in" svg:height="0.93684in">
              <draw:text-box>
                <text:p text:style-name="a2" text:class-names="" text:cond-style-name=""><text:span text:style-name="a0" text:class-names="">备注：</text:span><text:span text:style-name="a1" text:class-names=""/></text:p>
                <text:p text:style-name="a7" text:class-names="" text:cond-style-name=""><text:span text:style-name="a3" text:class-names="">1.</text:span><text:span text:style-name="a4" text:class-names=""><text:s text:c="1"/></text:span><text:span text:style-name="a5" text:class-names="">由于使用人民币支付，在外汇结算时，不同时间的汇率会有所不同。汇率和手续费以支付平台为准。</text:span><text:span text:style-name="a6" text:class-names=""/></text:p>
                <text:p text:style-name="a15" text:class-names="" text:cond-style-name=""><text:span text:style-name="a8" text:class-names="">2. 2021<text:s text:c="1"/></text:span><text:span text:style-name="a9" text:class-names="">年使用<text:s text:c="1"/></text:span><text:span text:style-name="a10" text:class-names="">GitHub Pages<text:s text:c="1"/></text:span><text:span text:style-name="a11" text:class-names="">与<text:s text:c="1"/></text:span><text:span text:style-name="a12" text:class-names="">Vercel<text:s text:c="1"/></text:span><text:span text:style-name="a13" text:class-names="">的免费服务器，没有产生服务器费用。</text:span><text:span text:style-name="a14" text:class-names=""/></text:p>
                <text:p text:style-name="a21" text:class-names="" text:cond-style-name=""><text:span text:style-name="a16" text:class-names="">3.<text:s text:c="1"/></text:span><text:span text:style-name="a17" text:class-names="">由于域名注册商的优惠活动等，域名</text:span><text:span text:style-name="a18" text:class-names="">所花费的</text:span><text:span text:style-name="a19" text:class-names="">金额可能会有变化。</text:span><text:span text:style-name="a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2021.A1:2021.E36" table:name="表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currency-style style:name="N11P0">
      <number:currency-symbol>¥</number:currency-symbol>
      <number:number number:decimal-places="2" number:min-integer-digits="1" number:grouping="true"/>
    </number:currency-style>
    <number:currency-style style:name="N11">
      <number:currency-symbol>¥</number:currency-symbol>
      <number:text>-</number:text>
      <number:number number:decimal-places="2" number:min-integer-digits="1" number:grouping="true"/>
      <style:map style:condition="value()&gt;=0" style:apply-style-name="N11P0"/>
    </number:currency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/>
    <dc:creator/>
    <meta:creation-date>2023-01-01T14:47:57Z</meta:creation-date>
    <dc:date>2023-01-01T14:48:39Z</dc:date>
  </office:meta>
</office:document-meta>
</file>